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45a5e" officeooo:paragraph-rsid="00145a5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56ae2" officeooo:paragraph-rsid="00156ae2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fo:font-weight="bold" officeooo:rsid="0018e3ce" officeooo:paragraph-rsid="0018e3ce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bold" officeooo:rsid="001a582c" officeooo:paragraph-rsid="001a582c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officeooo:rsid="0011a53f" officeooo:paragraph-rsid="0011a53f"/>
    </style:style>
    <style:style style:name="P6" style:family="paragraph" style:parent-style-name="Standard">
      <style:paragraph-properties fo:text-align="start" style:justify-single-word="false"/>
      <style:text-properties fo:font-size="16pt" officeooo:rsid="0011a53f" officeooo:paragraph-rsid="0011a53f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officeooo:rsid="00150e9e" officeooo:paragraph-rsid="00150e9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50e9e" officeooo:paragraph-rsid="00150e9e" style:font-weight-asian="normal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fo:font-weight="normal" officeooo:rsid="0015db8d" officeooo:paragraph-rsid="0015db8d" style:font-weight-asian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5db8d" officeooo:paragraph-rsid="0015db8d" style:font-style-asian="normal" style:font-weight-asian="normal" style:font-style-complex="normal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a582c" officeooo:paragraph-rsid="001a582c" style:font-style-asian="normal" style:font-weight-asian="normal" style:font-style-complex="normal" style:font-weight-complex="normal"/>
    </style:style>
    <style:style style:name="P12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b64fe" officeooo:paragraph-rsid="001b64fe" style:font-style-asian="normal" style:font-weight-asian="normal" style:font-style-complex="normal" style:font-weight-complex="normal"/>
    </style:style>
    <style:style style:name="P13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d4b40" officeooo:paragraph-rsid="001d4b40" style:font-style-asian="normal" style:font-weight-asian="normal" style:font-style-complex="normal" style:font-weight-complex="normal"/>
    </style:style>
    <style:style style:name="P14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d4b40" officeooo:paragraph-rsid="001d94e5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normal" officeooo:rsid="001d4b40" officeooo:paragraph-rsid="001d4b40" style:font-style-asian="normal" style:font-weight-asian="normal" style:font-style-complex="normal" style:font-weight-complex="normal"/>
    </style:style>
    <style:style style:name="P16" style:family="paragraph" style:parent-style-name="Standard" style:list-style-name="L6">
      <style:paragraph-properties fo:text-align="start" style:justify-single-word="false"/>
      <style:text-properties fo:font-size="12pt" fo:font-style="normal" fo:font-weight="normal" officeooo:rsid="001e5cae" officeooo:paragraph-rsid="001e5cae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fo:font-weight="normal" officeooo:rsid="001e5cae" officeooo:paragraph-rsid="001e5cae" style:font-style-asian="normal" style:font-weight-asian="normal" style:font-style-complex="normal" style:font-weight-complex="normal"/>
    </style:style>
    <style:style style:name="P18" style:family="paragraph" style:parent-style-name="Standard" style:list-style-name="L7">
      <style:paragraph-properties fo:text-align="start" style:justify-single-word="false"/>
      <style:text-properties fo:font-size="12pt" fo:font-style="normal" fo:font-weight="normal" officeooo:rsid="001fe4a5" officeooo:paragraph-rsid="001fe4a5" style:font-style-asian="normal" style:font-weight-asian="normal" style:font-style-complex="normal" style:font-weight-complex="normal"/>
    </style:style>
    <style:style style:name="P19" style:family="paragraph" style:parent-style-name="Standard" style:list-style-name="L8">
      <style:paragraph-properties fo:text-align="start" style:justify-single-word="false"/>
      <style:text-properties fo:font-size="12pt" fo:font-style="normal" fo:font-weight="normal" officeooo:rsid="001fe4a5" officeooo:paragraph-rsid="001fe4a5" style:font-style-asian="normal" style:font-weight-asian="normal" style:font-style-complex="normal" style:font-weight-complex="normal"/>
    </style:style>
    <style:style style:name="P20" style:family="paragraph" style:parent-style-name="Standard" style:list-style-name="L8">
      <style:paragraph-properties fo:text-align="start" style:justify-single-word="false"/>
      <style:text-properties fo:font-size="12pt" fo:font-style="normal" fo:font-weight="normal" officeooo:rsid="0020caba" officeooo:paragraph-rsid="0020caba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fo:font-weight="bold" officeooo:rsid="001d94e5" officeooo:paragraph-rsid="001d94e5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fo:font-weight="bold" officeooo:rsid="001e5cae" officeooo:paragraph-rsid="001e5cae" style:font-style-asian="normal" style:font-weight-asian="bold" style:font-style-complex="normal" style:font-weight-complex="bold"/>
    </style:style>
    <style:style style:name="P23" style:family="paragraph" style:parent-style-name="Standard" style:list-style-name="L2">
      <style:paragraph-properties fo:text-align="start" style:justify-single-word="false"/>
      <style:text-properties fo:font-size="12pt" fo:font-style="italic" fo:font-weight="normal" officeooo:rsid="0015db8d" officeooo:paragraph-rsid="0015db8d" style:font-style-asian="italic" style:font-weight-asian="normal" style:font-style-complex="italic" style:font-weight-complex="normal"/>
    </style:style>
    <style:style style:name="P24" style:family="paragraph" style:parent-style-name="Standard" style:list-style-name="L8">
      <style:paragraph-properties fo:text-align="start" style:justify-single-word="false"/>
      <style:text-properties fo:font-size="12pt" fo:font-style="italic" fo:font-weight="normal" officeooo:rsid="001fe4a5" officeooo:paragraph-rsid="001fe4a5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officeooo:paragraph-rsid="00172bc6"/>
    </style:style>
    <style:style style:name="P26" style:family="paragraph" style:parent-style-name="Standard" style:list-style-name="L2">
      <style:paragraph-properties fo:text-align="start" style:justify-single-word="false"/>
      <style:text-properties officeooo:paragraph-rsid="00172bc6"/>
    </style:style>
    <style:style style:name="P27" style:family="paragraph" style:parent-style-name="Standard" style:list-style-name="L4">
      <style:paragraph-properties fo:text-align="start" style:justify-single-word="false"/>
      <style:text-properties officeooo:paragraph-rsid="001a582c"/>
    </style:style>
    <style:style style:name="P28" style:family="paragraph" style:parent-style-name="Standard" style:list-style-name="L5">
      <style:paragraph-properties fo:text-align="start" style:justify-single-word="false"/>
      <style:text-properties officeooo:paragraph-rsid="001d4b40"/>
    </style:style>
    <style:style style:name="P29" style:family="paragraph" style:parent-style-name="Standard" style:list-style-name="L4">
      <style:paragraph-properties fo:text-align="start" style:justify-single-word="false"/>
      <style:text-properties fo:font-style="normal" officeooo:rsid="001a582c" officeooo:paragraph-rsid="001a582c" style:font-style-asian="normal" style:font-style-complex="normal"/>
    </style:style>
    <style:style style:name="P30" style:family="paragraph" style:parent-style-name="Standard">
      <style:paragraph-properties fo:text-align="start" style:justify-single-word="false"/>
      <style:text-properties fo:font-style="normal" officeooo:rsid="001a582c" officeooo:paragraph-rsid="001a582c" style:font-style-asian="normal" style:font-style-complex="normal"/>
    </style:style>
    <style:style style:name="P31" style:family="paragraph" style:parent-style-name="Standard" style:list-style-name="L4">
      <style:paragraph-properties fo:text-align="start" style:justify-single-word="false"/>
      <style:text-properties fo:font-style="normal" officeooo:rsid="002184c0" officeooo:paragraph-rsid="002184c0" style:font-style-asian="normal" style:font-style-complex="normal"/>
    </style:style>
    <style:style style:name="P32" style:family="paragraph" style:parent-style-name="Standard" style:list-style-name="L3">
      <style:paragraph-properties fo:text-align="start" style:justify-single-word="false"/>
      <style:text-properties fo:font-style="normal" fo:font-weight="normal" officeooo:rsid="0018e3ce" officeooo:paragraph-rsid="0018e3ce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tyle="normal" fo:font-weight="normal" officeooo:rsid="0018e3ce" officeooo:paragraph-rsid="0018e3ce" style:font-style-asian="normal" style:font-weight-asian="normal" style:font-style-complex="normal" style:font-weight-complex="normal"/>
    </style:style>
    <style:style style:name="P34" style:family="paragraph" style:parent-style-name="Standard" style:list-style-name="L3">
      <style:paragraph-properties fo:text-align="start" style:justify-single-word="false"/>
      <style:text-properties fo:font-weight="normal" officeooo:rsid="0018e3ce" officeooo:paragraph-rsid="0018e3ce" style:font-weight-asian="normal" style:font-weight-complex="normal"/>
    </style:style>
    <style:style style:name="P35" style:family="paragraph" style:parent-style-name="Standard" style:list-style-name="L4">
      <style:paragraph-properties fo:text-align="start" style:justify-single-word="false"/>
      <style:text-properties officeooo:rsid="001a582c" officeooo:paragraph-rsid="001a582c"/>
    </style:style>
    <style:style style:name="P36" style:family="paragraph" style:parent-style-name="Standard" style:list-style-name="L5">
      <style:paragraph-properties fo:text-align="start" style:justify-single-word="false"/>
      <style:text-properties officeooo:rsid="001d4b40" officeooo:paragraph-rsid="001d4b40"/>
    </style:style>
    <style:style style:name="P37" style:family="paragraph" style:parent-style-name="Standard" style:list-style-name="L5">
      <style:paragraph-properties fo:text-align="start" style:justify-single-word="false"/>
      <style:text-properties officeooo:rsid="001d94e5" officeooo:paragraph-rsid="001d94e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2pt"/>
    </style:style>
    <style:style style:name="T4" style:family="text">
      <style:text-properties fo:font-size="12pt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ize="12pt" fo:font-style="normal" fo:font-weight="normal" officeooo:rsid="00172bc6" style:font-style-asian="normal" style:font-weight-asian="normal" style:font-style-complex="normal" style:font-weight-complex="normal"/>
    </style:style>
    <style:style style:name="T6" style:family="text">
      <style:text-properties fo:font-size="12pt" fo:font-style="normal" fo:font-weight="normal" officeooo:rsid="001a582c" style:font-style-asian="normal" style:font-weight-asian="normal" style:font-style-complex="normal" style:font-weight-complex="normal"/>
    </style:style>
    <style:style style:name="T7" style:family="text">
      <style:text-properties fo:font-size="12pt" fo:font-style="normal" fo:font-weight="normal" officeooo:rsid="001d4b40" style:font-style-asian="normal" style:font-weight-asian="normal" style:font-style-complex="normal" style:font-weight-complex="normal"/>
    </style:style>
    <style:style style:name="T8" style:family="text">
      <style:text-properties fo:font-size="12pt" fo:font-style="normal" fo:font-weight="bold" officeooo:rsid="00172bc6" style:font-style-asian="normal" style:font-weight-asian="bold" style:font-style-complex="normal" style:font-weight-complex="bold"/>
    </style:style>
    <style:style style:name="T9" style:family="text">
      <style:text-properties fo:font-size="12pt" fo:font-style="normal" fo:font-weight="bold" officeooo:rsid="001d4b40" style:font-style-asian="normal" style:font-weight-asian="bold" style:font-style-complex="normal" style:font-weight-complex="bold"/>
    </style:style>
    <style:style style:name="T10" style:family="text">
      <style:text-properties fo:font-size="12pt" fo:font-style="normal" style:font-style-asian="normal" style:font-style-complex="normal"/>
    </style:style>
    <style:style style:name="T11" style:family="text">
      <style:text-properties fo:font-size="12pt" fo:font-style="normal" officeooo:rsid="00172bc6" style:font-style-asian="normal" style:font-style-complex="normal"/>
    </style:style>
    <style:style style:name="T12" style:family="text">
      <style:text-properties fo:font-size="12pt" fo:font-style="italic" style:font-style-asian="italic" style:font-style-complex="italic"/>
    </style:style>
    <style:style style:name="T13" style:family="text"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ize="12pt" fo:font-weight="normal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uby Conditional Logic</text:p>
      <text:p text:style-name="P6"/>
      <text:p text:style-name="P1">Truthy and Falsy</text:p>
      <text:list xml:id="list84991643" text:style-name="L1">
        <text:list-item>
          <text:p text:style-name="P7">The only false values in Ruby are values <text:span text:style-name="T1">nil</text:span><text:span text:style-name="T2"> and </text:span><text:span text:style-name="T1">false</text:span><text:span text:style-name="T2">.</text:span></text:p>
          <text:list>
            <text:list-item>
              <text:p text:style-name="P7"><text:span text:style-name="T2">In Ruby, 0 or '' are considered true in Ruby</text:span></text:p>
            </text:list-item>
          </text:list>
        </text:list-item>
        <text:list-item>
          <text:p text:style-name="P7"><text:span text:style-name="T2">Everything else is considered </text:span><text:span text:style-name="T1">true;</text:span><text:span text:style-name="T2"> the string </text:span><text:span text:style-name="T1">'false'</text:span><text:span text:style-name="T2"> is considered true.</text:span></text:p>
        </text:list-item>
      </text:list>
      <text:p text:style-name="P8"><text:span text:style-name="T2"/></text:p>
      <text:p text:style-name="P2"><text:span text:style-name="T2">Basic Conditional Statement</text:span></text:p>
      <text:list xml:id="list44875407" text:style-name="L2">
        <text:list-item>
          <text:p text:style-name="P9"><text:span text:style-name="T2">The if statement syntax is: </text:span><text:span text:style-name="T1">if expression | <text:s/>code here | end</text:span></text:p>
        </text:list-item>
        <text:list-item>
          <text:p text:style-name="P10">If there is only one line of code to be evaluated, then rewriting like this is possible:</text:p>
          <text:list>
            <text:list-item>
              <text:p text:style-name="P23">ex. puts 'Hello' if greeting == false</text:p>
            </text:list-item>
            <text:list-item>
              <text:p text:style-name="P26"><text:span text:style-name="T5">The end statement is optional in one-line conditional statements.</text:span></text:p>
              <text:p text:style-name="P26"><text:span text:style-name="T5"/></text:p>
            </text:list-item>
          </text:list>
        </text:list-item>
      </text:list>
      <text:p text:style-name="P25"><text:span text:style-name="T8"><text:tab/>Adding 'else' and 'elsif'</text:span></text:p>
      <text:list xml:id="list1223912903" text:style-name="L3">
        <text:list-item>
          <text:p text:style-name="P34"><text:span text:style-name="T11">T</text:span><text:span text:style-name="T10">he syntax for adding elsif and else is: </text:span><text:span text:style-name="T12">if expression | code here | elsif | code here | else | code here | end</text:span></text:p>
        </text:list-item>
        <text:list-item>
          <text:p text:style-name="P32"><text:span text:style-name="T3">There is no limit to how many </text:span><text:span text:style-name="T12">elsif</text:span><text:span text:style-name="T3"> expressions, and </text:span><text:span text:style-name="T12">else</text:span><text:span text:style-name="T3"> is optional.</text:span></text:p>
        </text:list-item>
      </text:list>
      <text:p text:style-name="P33"><text:span text:style-name="T3"/></text:p>
      <text:p text:style-name="P3">Boolean Logic</text:p>
      <text:list xml:id="list3464301169" text:style-name="L4">
        <text:list-item>
          <text:p text:style-name="P11">There are several comparison operators provided by Ruby:</text:p>
          <text:list>
            <text:list-item>
              <text:p text:style-name="P11">== (equals): returns true if the values compared are equal.</text:p>
            </text:list-item>
            <text:list-item>
              <text:p text:style-name="P11">!= (not requal): returns true if the values compared are not equal</text:p>
            </text:list-item>
            <text:list-item>
              <text:p text:style-name="P11">&gt; (greater than): returns true if left value is greater than right value</text:p>
            </text:list-item>
            <text:list-item>
              <text:p text:style-name="P11">&lt; (less than): returns true if left value is less than right value</text:p>
            </text:list-item>
            <text:list-item>
              <text:p text:style-name="P11">&gt;= (greater or equal to): returns true if left value is greater or equal to right value</text:p>
            </text:list-item>
            <text:list-item>
              <text:p text:style-name="P27"><text:span text:style-name="T6">&lt;= (greater or equal to): returns true if left value is less than or equal to right value</text:span></text:p>
            </text:list-item>
            <text:list-item>
              <text:p text:style-name="P35"><text:span text:style-name="T4">#eql?: checks both the value type and the actual value it holds</text:span></text:p>
            </text:list-item>
            <text:list-item>
              <text:p text:style-name="P35"><text:span text:style-name="T4">#equal?: checks whether both values are the exact same object in memory. Two variables pointing to the same number will usually return true.</text:span></text:p>
              <text:list>
                <text:list-item>
                  <text:p text:style-name="P35"><text:span text:style-name="T4">ex. </text:span><text:span text:style-name="T13">a = 5 | b = 5 | a.equal?(b) =&gt; true | </text:span><text:span text:style-name="T4">True because of how integers are stored in memory.</text:span></text:p>
                </text:list-item>
                <text:list-item>
                  <text:p text:style-name="P35"><text:span text:style-name="T13">ex. a = 'hello' | b = 'hello' | a.equal?(b) =&gt; false | </text:span><text:span text:style-name="T4">False because they are separate string objects in memory</text:span></text:p>
                </text:list-item>
              </text:list>
            </text:list-item>
            <text:list-item>
              <text:p text:style-name="P29"><text:span text:style-name="T14">&lt;=&gt; (spaceship operator): returns the following:</text:span></text:p>
              <text:list>
                <text:list-item>
                  <text:p text:style-name="P29"><text:span text:style-name="T14">-1: if value on the left is less than the value on the right</text:span></text:p>
                </text:list-item>
                <text:list-item>
                  <text:p text:style-name="P29"><text:span text:style-name="T14">0: if the value on the left is equal to the value on the right</text:span></text:p>
                </text:list-item>
                <text:list-item>
                  <text:p text:style-name="P29"><text:span text:style-name="T14">1: if the value on the left is greater than to the value on the right</text:span></text:p>
                  <text:p text:style-name="P29"><text:span text:style-name="T14"/></text:p>
                </text:list-item>
                <text:list-item>
                  <text:p text:style-name="P29"><text:span text:style-name="T14">Commonly used in sorting functions</text:span></text:p>
                </text:list-item>
              </text:list>
            </text:list-item>
          </text:list>
        </text:list-item>
        <text:list-item>
          <text:p text:style-name="P31"><text:span text:style-name="T14">Order of precedence: [&lt;=, &lt;, &gt;, &gt;=], [==, !=], [&amp;&amp;], [| |]</text:span></text:p>
        </text:list-item>
      </text:list>
      <text:p text:style-name="P30"><text:span text:style-name="T14"/></text:p>
      <text:p text:style-name="P4">Logical Operators</text:p>
      <text:list xml:id="list1004007784" text:style-name="L5">
        <text:list-item>
          <text:p text:style-name="P12">In Ruby, there are three logical operators: <text:span text:style-name="T15">&amp;&amp; (and)</text:span>, <text:span text:style-name="T15">| | (or)</text:span>, <text:span text:style-name="T15">! (not)</text:span></text:p>
          <text:list>
            <text:list-item>
              <text:p text:style-name="P13">The &amp;&amp; operator returns <text:span text:style-name="T15">true</text:span> if <text:span text:style-name="T15">both</text:span> the left and right expressions return <text:span text:style-name="T15">true</text:span>.</text:p>
              <text:list>
                <text:list-item>
                  <text:p text:style-name="P13">Using the &amp;&amp; operator, both expressions must return true.</text:p>
                </text:list-item>
                <text:list-item>
                  <text:p text:style-name="P14">For &amp;&amp;, if the first expression returns true<text:span text:style-name="T1">, </text:span>then the second expression is never checked.</text:p>
                </text:list-item>
              </text:list>
            </text:list-item>
            <text:list-item>
              <text:p text:style-name="P28"><text:span text:style-name="T7">The | | operator returns </text:span><text:span text:style-name="T9">true</text:span><text:span text:style-name="T7"> if </text:span><text:span text:style-name="T9">either </text:span><text:span text:style-name="T7">expressions return </text:span><text:span text:style-name="T9">true</text:span><text:span text:style-name="T7">.</text:span></text:p>
              <text:list>
                <text:list-item>
                  <text:p text:style-name="P36"><text:soft-page-break/><text:span text:style-name="T4">For | |, if the first expressions returns true, then the second expression is never checked.</text:span></text:p>
                </text:list-item>
              </text:list>
            </text:list-item>
            <text:list-item>
              <text:p text:style-name="P37"><text:span text:style-name="T4">The ! operator reverses the logic of the expression. If the expression returns false, it will switch to true.</text:span></text:p>
            </text:list-item>
          </text:list>
        </text:list-item>
        <text:list-item>
          <text:p text:style-name="P13">The order of logics flows from left to right.</text:p>
        </text:list-item>
      </text:list>
      <text:p text:style-name="P15"/>
      <text:p text:style-name="P21">Case Statements</text:p>
      <text:list xml:id="list2216873768" text:style-name="L6">
        <text:list-item>
          <text:p text:style-name="P16">Case statements allows for writing several conditional expressions in a neat way. <text:s/>Case stastements process each condition in turn, and will move to the next case until a match is found.</text:p>
          <text:list>
            <text:list-item>
              <text:p text:style-name="P16">Using a else clause serves as a default if no match is found.</text:p>
            </text:list-item>
            <text:list-item>
              <text:p text:style-name="P16">ex. <text:span text:style-name="T1">grade = F | did_i_pass = case grade</text:span></text:p>
              <text:list>
                <text:list-header>
                  <text:p text:style-name="P16"><text:span text:style-name="T1">when 'F' then 'No'</text:span></text:p>
                  <text:p text:style-name="P16"><text:span text:style-name="T1">else 'Yes'</text:span></text:p>
                </text:list-header>
              </text:list>
            </text:list-item>
          </text:list>
        </text:list-item>
        <text:list-item>
          <text:p text:style-name="P16">As soon as a match isfound, the value of that match is returned, and the case statement stops. </text:p>
        </text:list-item>
        <text:list-item>
          <text:p text:style-name="P16">Removing the <text:span text:style-name="T1">then</text:span> keyword allows for multiple lines of code to be executed per case.</text:p>
        </text:list-item>
      </text:list>
      <text:p text:style-name="P17"/>
      <text:p text:style-name="P22">Unless Statements</text:p>
      <text:list xml:id="list4043021242" text:style-name="L7">
        <text:list-item>
          <text:p text:style-name="P18">An <text:span text:style-name="T1">unless</text:span> statement works in the opposite way as an <text:span text:style-name="T1">if</text:span> statement. It processes the code in the block if the expression evaluates to <text:span text:style-name="T1">false</text:span>. </text:p>
        </text:list-item>
        <text:list-item>
          <text:p text:style-name="P18">Use <text:span text:style-name="T1">unless</text:span> when you want to not do something if condition is true. It is more readable than !=</text:p>
          <text:p text:style-name="P18"/>
        </text:list-item>
      </text:list>
      <text:p text:style-name="P22">Ternary Operator</text:p>
      <text:list xml:id="list3514502583" text:style-name="L8">
        <text:list-item>
          <text:p text:style-name="P19">The ternary operator is a one-line <text:span text:style-name="T1">if...else</text:span> statement. The syntax is:</text:p>
          <text:list>
            <text:list-item>
              <text:p text:style-name="P24">conditional statement ? &lt;execute if true&gt; : &lt;execute if false&gt;</text:p>
            </text:list-item>
          </text:list>
        </text:list-item>
        <text:list-item>
          <text:p text:style-name="P20">Ternary operators can make code more readable by reducing code to a single line. However, more complicated conditional statements can be more readable with <text:span text:style-name="T1">if...else</text:span> statement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2" meta:paragraph-count="58" meta:word-count="715" meta:character-count="3697" meta:non-whitespace-character-count="3081"/>
  </office:meta>
</office:document-meta>
</file>